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32070C9EB642B3A7DCB.png" manifest:media-type="image/png"/>
  <manifest:file-entry manifest:full-path="Pictures/1000000000000320000003205C7C25E4B224BA91.png" manifest:media-type="image/png"/>
  <manifest:file-entry manifest:full-path="Pictures/100000000000032000000320FE89DDBD808BF836.png" manifest:media-type="image/png"/>
  <manifest:file-entry manifest:full-path="Pictures/100000000000032000000320AEA0574A97DEBFEA.png" manifest:media-type="image/png"/>
  <manifest:file-entry manifest:full-path="Pictures/1000000000000320000003204D04936DB5B69333.png" manifest:media-type="image/png"/>
  <manifest:file-entry manifest:full-path="Pictures/100000000000032000000320EFF16B348719D194.png" manifest:media-type="image/png"/>
  <manifest:file-entry manifest:full-path="Pictures/1000000000000320000003201D2D199AA2E3D4EF.png" manifest:media-type="image/png"/>
  <manifest:file-entry manifest:full-path="Pictures/1000000000000320000003203198D71A3BFD13B5.png" manifest:media-type="image/png"/>
  <manifest:file-entry manifest:full-path="Pictures/100000000000032000000320521622DCBD63DBE0.png" manifest:media-type="image/png"/>
  <manifest:file-entry manifest:full-path="Pictures/100000000000032000000320023FA82BAA369C3C.png" manifest:media-type="image/png"/>
  <manifest:file-entry manifest:full-path="Pictures/100000000000032000000320F0E3DA858FCC9947.png" manifest:media-type="image/png"/>
  <manifest:file-entry manifest:full-path="Pictures/100000000000032000000320A0CA50729899DE9B.png" manifest:media-type="image/png"/>
  <manifest:file-entry manifest:full-path="Pictures/1000000000000320000003207EA3EC5C247D1CBA.png" manifest:media-type="image/png"/>
  <manifest:file-entry manifest:full-path="Pictures/1000000000000320000003200C55AF13A571FD4D.png" manifest:media-type="image/png"/>
  <manifest:file-entry manifest:full-path="Pictures/100000000000032000000320DC56140516D25E1D.png" manifest:media-type="image/png"/>
  <manifest:file-entry manifest:full-path="Pictures/100000000000032000000320BFD8E1C3904C9648.png" manifest:media-type="image/png"/>
  <manifest:file-entry manifest:full-path="Pictures/100000000000032000000320936D2F4309525112.png" manifest:media-type="image/png"/>
  <manifest:file-entry manifest:full-path="Pictures/1000000000000320000003202E8A66AB33285B66.png" manifest:media-type="image/png"/>
  <manifest:file-entry manifest:full-path="Pictures/1000000000000320000003208C7F9EF2018719C1.png" manifest:media-type="image/png"/>
  <manifest:file-entry manifest:full-path="Pictures/100000000000032000000320C344A5B41E0716CE.png" manifest:media-type="image/png"/>
  <manifest:file-entry manifest:full-path="Pictures/10000000000003200000032061B15DED2CA8546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6.822cm" fo:min-width="6.572cm"/>
    </style:style>
    <style:style style:name="gr3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399cm" fo:min-width="0.984cm"/>
    </style:style>
    <style:style style:name="gr4" style:family="graphic" style:parent-style-name="objectwithoutfill">
      <style:graphic-properties svg:stroke-color="#cccccc" draw:marker-start="Arrow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267cm"/>
    </style:style>
    <style:style style:name="gr6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399cm" fo:min-width="1cm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75cm" fo:min-width="0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color="#cccccc" fo:font-size="10pt" style:font-size-asian="10pt" style:font-size-complex="10pt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color="#cccccc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10cm" svg:x="6cm" svg:y="3cm">
          <draw:image xlink:href="Pictures/100000000000032000000320A0CA50729899DE9B.png" xlink:type="simple" xlink:show="embed" xlink:actuate="onLoad">
            <text:p/>
          </draw:image>
        </draw:frame>
        <draw:custom-shape draw:style-name="gr2" draw:text-style-name="P2" draw:layer="layout" svg:width="10cm" svg:height="10cm" svg:x="6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851cm 12.534cm)">
          <draw:text-box>
            <text:p><text:span text:style-name="T1">0.12m</text:span></text:p>
          </draw:text-box>
        </draw:frame>
        <draw:line draw:style-name="gr4" draw:text-style-name="P1" draw:layer="layout" svg:x1="4.5cm" svg:y1="20cm" svg:x2="4.5cm" svg:y2="8cm">
          <text:p/>
        </draw:line>
        <draw:frame draw:style-name="gr5" draw:text-style-name="P3" draw:layer="layout" svg:width="2.767cm" svg:height="0.649cm" svg:x="13.233cm" svg:y="2.05cm">
          <draw:text-box>
            <text:p><text:span text:style-name="T1">BchThin_0000</text:span></text:p>
          </draw:text-box>
        </draw:frame>
        <draw:line draw:style-name="gr4" draw:text-style-name="P1" draw:layer="layout" svg:x1="4.5cm" svg:y1="25cm" svg:x2="4.5cm" svg:y2="20cm">
          <text:p/>
        </draw:line>
        <draw:frame draw:style-name="gr3" draw:text-style-name="P3" draw:layer="layout" svg:width="1.484cm" svg:height="0.649cm" draw:transform="rotate (1.5707963267949) translate (3.5cm 22.5cm)">
          <draw:text-box>
            <text:p><text:span text:style-name="T1">0.05m</text:span></text:p>
          </draw:text-box>
        </draw:frame>
        <draw:line draw:style-name="gr4" draw:text-style-name="P1" draw:layer="layout" svg:x1="17.5cm" svg:y1="25.05cm" svg:x2="17.5cm" svg:y2="3.05cm">
          <text:p/>
        </draw:line>
        <draw:line draw:style-name="gr4" draw:text-style-name="P1" draw:layer="layout" svg:x1="6cm" svg:y1="14cm" svg:x2="16cm" svg:y2="14cm">
          <text:p/>
        </draw:line>
        <draw:frame draw:style-name="gr6" draw:text-style-name="P3" draw:layer="layout" svg:width="1.5cm" svg:height="0.649cm" svg:x="10.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851cm 14.55cm)">
          <draw:text-box>
            <text:p><text:span text:style-name="T1">0.22m</text:span></text:p>
          </draw:text-box>
        </draw:frame>
        <draw:line draw:style-name="gr4" draw:text-style-name="P1" draw:layer="layout" svg:x1="4.5cm" svg:y1="8cm" svg:x2="4.5cm" svg:y2="3cm">
          <text:p/>
        </draw:line>
        <draw:frame draw:style-name="gr3" draw:text-style-name="P3" draw:layer="layout" svg:width="1.484cm" svg:height="0.649cm" draw:transform="rotate (1.5707963267949) translate (3.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cm" svg:y="2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0cm" svg:height="10cm" svg:x="6.05cm" svg:y="3cm">
          <draw:image xlink:href="Pictures/100000000000032000000320023FA82BAA369C3C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01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0cm" svg:height="10cm" svg:x="6.05cm" svg:y="3cm">
          <draw:image xlink:href="Pictures/100000000000032000000320F0E3DA858FCC9947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02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10cm" svg:height="10cm" svg:x="6.05cm" svg:y="3cm">
          <draw:image xlink:href="Pictures/100000000000032000000320521622DCBD63DBE0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03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1" draw:text-style-name="P1" draw:layer="layout" svg:width="10cm" svg:height="10cm" svg:x="6.05cm" svg:y="3cm">
          <draw:image xlink:href="Pictures/1000000000000320000003207EA3EC5C247D1CBA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04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1" draw:text-style-name="P1" draw:layer="layout" svg:width="10cm" svg:height="10cm" svg:x="6.05cm" svg:y="3cm">
          <draw:image xlink:href="Pictures/100000000000032000000320DC56140516D25E1D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05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0cm" svg:height="10cm" svg:x="6.05cm" svg:y="3cm">
          <draw:image xlink:href="Pictures/1000000000000320000003202E8A66AB33285B66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06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10cm" svg:height="10cm" svg:x="6.05cm" svg:y="3cm">
          <draw:image xlink:href="Pictures/1000000000000320000003208C7F9EF2018719C1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07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1" draw:text-style-name="P1" draw:layer="layout" svg:width="10cm" svg:height="10cm" svg:x="6.05cm" svg:y="3cm">
          <draw:image xlink:href="Pictures/10000000000003200000032061B15DED2CA85469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08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frame draw:style-name="gr1" draw:text-style-name="P1" draw:layer="layout" svg:width="10cm" svg:height="10cm" svg:x="6.05cm" svg:y="3cm">
          <draw:image xlink:href="Pictures/100000000000032000000320C344A5B41E0716CE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09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frame draw:style-name="gr1" draw:text-style-name="P1" draw:layer="layout" svg:width="10cm" svg:height="10cm" svg:x="6.05cm" svg:y="3cm">
          <draw:image xlink:href="Pictures/1000000000000320000003203198D71A3BFD13B5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10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1" draw:text-style-name="P1" draw:layer="layout" svg:width="10cm" svg:height="10cm" svg:x="6.05cm" svg:y="3cm">
          <draw:image xlink:href="Pictures/100000000000032000000320936D2F4309525112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11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frame draw:style-name="gr1" draw:text-style-name="P1" draw:layer="layout" svg:width="10cm" svg:height="10cm" svg:x="6.05cm" svg:y="3cm">
          <draw:image xlink:href="Pictures/100000000000032000000320BFD8E1C3904C9648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12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frame draw:style-name="gr1" draw:text-style-name="P1" draw:layer="layout" svg:width="10cm" svg:height="10cm" svg:x="6.05cm" svg:y="3cm">
          <draw:image xlink:href="Pictures/1000000000000320000003201D2D199AA2E3D4EF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13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frame draw:style-name="gr1" draw:text-style-name="P1" draw:layer="layout" svg:width="10cm" svg:height="10cm" svg:x="6.05cm" svg:y="3cm">
          <draw:image xlink:href="Pictures/100000000000032000000320EFF16B348719D194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14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frame draw:style-name="gr1" draw:text-style-name="P1" draw:layer="layout" svg:width="10cm" svg:height="10cm" svg:x="6.05cm" svg:y="3cm">
          <draw:image xlink:href="Pictures/1000000000000320000003204D04936DB5B69333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15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frame draw:style-name="gr1" draw:text-style-name="P1" draw:layer="layout" svg:width="10cm" svg:height="10cm" svg:x="6.05cm" svg:y="3cm">
          <draw:image xlink:href="Pictures/1000000000000320000003204D04936DB5B69333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15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frame draw:style-name="gr1" draw:text-style-name="P1" draw:layer="layout" svg:width="10cm" svg:height="10cm" svg:x="6.05cm" svg:y="3cm">
          <draw:image xlink:href="Pictures/100000000000032000000320AEA0574A97DEBFEA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16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frame draw:style-name="gr1" draw:text-style-name="P1" draw:layer="layout" svg:width="10cm" svg:height="10cm" svg:x="6.05cm" svg:y="3cm">
          <draw:image xlink:href="Pictures/1000000000000320000003200C55AF13A571FD4D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17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frame draw:style-name="gr1" draw:text-style-name="P1" draw:layer="layout" svg:width="10cm" svg:height="10cm" svg:x="6.05cm" svg:y="3cm">
          <draw:image xlink:href="Pictures/100000000000032000000320FE89DDBD808BF836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18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frame draw:style-name="gr1" draw:text-style-name="P1" draw:layer="layout" svg:width="10cm" svg:height="10cm" svg:x="6.05cm" svg:y="3cm">
          <draw:image xlink:href="Pictures/1000000000000320000003205C7C25E4B224BA91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19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frame draw:style-name="gr1" draw:text-style-name="P1" draw:layer="layout" svg:width="10cm" svg:height="10cm" svg:x="6.05cm" svg:y="3cm">
          <draw:image xlink:href="Pictures/10000000000003200000032070C9EB642B3A7DCB.png" xlink:type="simple" xlink:show="embed" xlink:actuate="onLoad">
            <text:p/>
          </draw:image>
        </draw:frame>
        <draw:custom-shape draw:style-name="gr2" draw:text-style-name="P2" draw:layer="layout" svg:width="10cm" svg:height="10cm" svg:x="6.05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397.30026997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" draw:text-style-name="P3" draw:layer="layout" svg:width="1.484cm" svg:height="0.649cm" draw:transform="rotate (1.5707963267949) translate (3.901cm 12.534cm)">
          <draw:text-box>
            <text:p><text:span text:style-name="T1">0.12m</text:span></text:p>
          </draw:text-box>
        </draw:frame>
        <draw:line draw:style-name="gr4" draw:text-style-name="P1" draw:layer="layout" svg:x1="4.55cm" svg:y1="20cm" svg:x2="4.55cm" svg:y2="8cm">
          <text:p/>
        </draw:line>
        <draw:frame draw:style-name="gr5" draw:text-style-name="P3" draw:layer="layout" svg:width="2.767cm" svg:height="0.649cm" svg:x="13.283cm" svg:y="2.05cm">
          <draw:text-box>
            <text:p><text:span text:style-name="T1">BchThin_0020</text:span></text:p>
          </draw:text-box>
        </draw:frame>
        <draw:line draw:style-name="gr4" draw:text-style-name="P1" draw:layer="layout" svg:x1="4.55cm" svg:y1="25cm" svg:x2="4.55cm" svg:y2="20cm">
          <text:p/>
        </draw:line>
        <draw:frame draw:style-name="gr3" draw:text-style-name="P3" draw:layer="layout" svg:width="1.484cm" svg:height="0.649cm" draw:transform="rotate (1.5707963267949) translate (3.55cm 22.5cm)">
          <draw:text-box>
            <text:p><text:span text:style-name="T1">0.05m</text:span></text:p>
          </draw:text-box>
        </draw:frame>
        <draw:line draw:style-name="gr4" draw:text-style-name="P1" draw:layer="layout" svg:x1="17.55cm" svg:y1="25.05cm" svg:x2="17.55cm" svg:y2="3.05cm">
          <text:p/>
        </draw:line>
        <draw:line draw:style-name="gr4" draw:text-style-name="P1" draw:layer="layout" svg:x1="6.05cm" svg:y1="14cm" svg:x2="16.05cm" svg:y2="14cm">
          <text:p/>
        </draw:line>
        <draw:frame draw:style-name="gr6" draw:text-style-name="P3" draw:layer="layout" svg:width="1.5cm" svg:height="0.649cm" svg:x="10.55cm" svg:y="13.55cm">
          <draw:text-box>
            <text:p><text:span text:style-name="T1">0.10m</text:span></text:p>
          </draw:text-box>
        </draw:frame>
        <draw:frame draw:style-name="gr3" draw:text-style-name="P3" draw:layer="layout" svg:width="1.484cm" svg:height="0.649cm" draw:transform="rotate (1.5707963267949) translate (16.901cm 14.55cm)">
          <draw:text-box>
            <text:p><text:span text:style-name="T1">0.22m</text:span></text:p>
          </draw:text-box>
        </draw:frame>
        <draw:line draw:style-name="gr4" draw:text-style-name="P1" draw:layer="layout" svg:x1="4.55cm" svg:y1="8cm" svg:x2="4.55cm" svg:y2="3cm">
          <text:p/>
        </draw:line>
        <draw:frame draw:style-name="gr3" draw:text-style-name="P3" draw:layer="layout" svg:width="1.484cm" svg:height="0.649cm" draw:transform="rotate (1.5707963267949) translate (3.55cm 5.55cm)">
          <draw:text-box>
            <text:p><text:span text:style-name="T1">0.05m</text:span></text:p>
          </draw:text-box>
        </draw:frame>
        <draw:custom-shape draw:style-name="gr7" draw:text-style-name="P4" draw:layer="layout" svg:width="1cm" svg:height="1cm" svg:x="11.05cm" svg:y="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1cm" svg:x="10.05cm" svg:y="2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2:32:59.344151489</meta:creation-date>
    <dc:date>2016-06-01T12:45:45.248849917</dc:date>
    <meta:editing-duration>PT12M45S</meta:editing-duration>
    <meta:editing-cycles>1</meta:editing-cycles>
    <meta:document-statistic meta:object-count="330"/>
    <meta:generator>LibreOffice/5.1.3.2$Linux_X86_64 LibreOffice_project/10m0$Build-2</meta:generator>
  </office:meta>
</office:document-meta>
</file>